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ebcf9" officeooo:paragraph-rsid="000ebcf9"/>
    </style:style>
    <style:style style:name="P2" style:family="paragraph" style:parent-style-name="Text_20_body">
      <style:text-properties officeooo:paragraph-rsid="000ebcf9"/>
    </style:style>
    <style:style style:name="P3" style:family="paragraph" style:parent-style-name="Text_20_body" style:list-style-name="L1">
      <style:text-properties officeooo:paragraph-rsid="000ebcf9"/>
    </style:style>
    <style:style style:name="P4" style:family="paragraph" style:parent-style-name="Text_20_body" style:list-style-name="L1">
      <style:text-properties officeooo:rsid="00104c7e" officeooo:paragraph-rsid="00104c7e"/>
    </style:style>
    <style:style style:name="T1" style:family="text">
      <style:text-properties officeooo:rsid="000ebcf9"/>
    </style:style>
    <style:style style:name="T2" style:family="text">
      <style:text-properties style:font-name="DejaVu Sans Mono" fo:font-size="14pt" style:font-size-asian="12.25pt" style:font-size-complex="14pt"/>
    </style:style>
    <style:style style:name="T3" style:family="text">
      <style:text-properties style:font-name="DejaVu Sans Mono" fo:font-size="14pt" officeooo:rsid="000ebcf9" style:font-size-asian="12.25pt" style:font-size-complex="14pt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Bit Manipulation</text:h>
      <text:p text:style-name="P2"/>
      <text:list xml:id="list176027488" text:style-name="L1">
        <text:list-item>
          <text:p text:style-name="P3"><text:span text:style-name="T1">A ^ B ^ C ^ D = E </text:span><text:span text:style-name="T3">if bit no. n in E is 1, then the count of all bits no. n in A,B,C,D is odd</text:span></text:p>
        </text:list-item>
        <text:list-item>
          <text:p text:style-name="P3"><text:span text:style-name="T3">x^0 =x, x^x=0, x^1 = !x</text:span></text:p>
        </text:list-item>
        <text:list-item>
          <text:p text:style-name="P3"><text:span text:style-name="T3">(A^B^C^D^E)^(A^B^C) =(D^E)</text:span></text:p>
        </text:list-item>
        <text:list-item>
          <text:p text:style-name="P3"><text:span text:style-name="T3">(x%2==0) = (x&amp;1 == 0)</text:span></text:p>
        </text:list-item>
        <text:list-item>
          <text:p text:style-name="P3"><text:span text:style-name="T3">(x%2^n) = x &amp;(2^n -1) </text:span></text:p>
        </text:list-item>
        <text:list-item>
          <text:p text:style-name="P3"><text:span text:style-name="T3">to get the nth bit from the right → x&gt;&gt;n &amp; 1</text:span></text:p>
        </text:list-item>
        <text:list-item>
          <text:p text:style-name="P4"><text:span text:style-name="T3">t</text:span><text:span text:style-name="T2">o set the nth bit from the right → x| (1&lt;&lt;n)</text:span></text:p>
        </text:list-item>
        <text:list-item>
          <text:p text:style-name="P4"><text:span text:style-name="T2">to flip the nth bit from the right → x^ (1&lt;&lt;n) </text:span></text:p>
        </text:list-item>
        <text:list-item>
          <text:p text:style-name="P4"><text:span text:style-name="T2">to clear the nth bit from the right → x&amp; ~(1&lt;&lt;n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 Mono" fo:font-family="'DejaVu Sans Mono'" style:font-family-generic="modern" style:font-pitch="fixed" fo:font-size="14pt" style:font-size-asian="12.25pt" style:font-size-complex="14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1T17:37:56.996347098</meta:creation-date>
    <dc:date>2022-03-21T18:26:52.551242613</dc:date>
    <meta:editing-duration>PT28M35S</meta:editing-duration>
    <meta:editing-cycles>1</meta:editing-cycles>
    <meta:document-statistic meta:table-count="0" meta:image-count="0" meta:object-count="0" meta:page-count="1" meta:paragraph-count="10" meta:word-count="103" meta:character-count="393" meta:non-whitespace-character-count="307"/>
    <meta:generator>LibreOffice/6.4.7.2$Linux_X86_64 LibreOffice_project/40$Build-2</meta:generator>
  </office:meta>
</office:document-meta>
</file>